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d163" officeooo:paragraph-rsid="0004d163"/>
    </style:style>
    <style:style style:name="P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4d163" officeooo:paragraph-rsid="0004d163"/>
    </style:style>
    <style:style style:name="P3" style:family="paragraph" style:parent-style-name="Standard">
      <style:text-properties officeooo:rsid="0004d163" officeooo:paragraph-rsid="0004d163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32c561" officeooo:paragraph-rsid="00340599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34f92c" officeooo:paragraph-rsid="0034f92c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rsid="0032c561" officeooo:paragraph-rsid="0032c561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32c561" officeooo:paragraph-rsid="00340599" style:font-weight-asian="normal" style:font-weight-complex="normal"/>
    </style:style>
    <style:style style:name="P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text-underline-style="solid" style:text-underline-width="auto" style:text-underline-color="font-color" fo:font-weight="bold" officeooo:rsid="0004d163" officeooo:paragraph-rsid="0004d163" style:font-weight-asian="bold" style:font-weight-complex="bold"/>
    </style:style>
    <style:style style:name="P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</style:style>
    <style:style style:name="P10" style:family="paragraph" style:parent-style-name="Heading_20_2">
      <style:text-properties style:text-underline-style="solid" style:text-underline-width="auto" style:text-underline-color="font-color" officeooo:rsid="0004d163" officeooo:paragraph-rsid="0004d163"/>
    </style:style>
    <style:style style:name="P11" style:family="paragraph" style:parent-style-name="Table_20_Contents">
      <style:text-properties officeooo:rsid="00340599" officeooo:paragraph-rsid="00340599"/>
    </style:style>
    <style:style style:name="T1" style:family="text">
      <style:text-properties officeooo:rsid="00367d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1">Name : Kumari Pooja</text:p>
          </table:table-cell>
          <table:table-cell table:style-name="Table1.B1" office:value-type="string">
            <text:p text:style-name="P11">Date : 03/12/2018</text:p>
          </table:table-cell>
        </table:table-row>
        <table:table-row>
          <table:table-cell table:style-name="Table1.A2" office:value-type="string">
            <text:p text:style-name="P11">Assignment on Polls :1</text:p>
          </table:table-cell>
          <table:table-cell table:style-name="Table1.B2" office:value-type="string">
            <text:p text:style-name="P11">USN No. : 01FM17MCA405</text:p>
          </table:table-cell>
        </table:table-row>
      </table:table>
      <text:p text:style-name="Standard"/>
      <text:p text:style-name="P4">The links used to execute:</text:p>
      <text:p text:style-name="P7"><text:a xlink:type="simple" xlink:href="https://docs.djangoproject.com/en/1.8/intro/tutorial03/" text:style-name="Internet_20_link" text:visited-style-name="Visited_20_Internet_20_Link">https://docs.djangoproject.com/en/1.8/intro/tutorial03/</text:a></text:p>
      <text:p text:style-name="P7"><text:a xlink:type="simple" xlink:href="https://briancaffey.github.io/2017/03/06/django-poll-tutorial.html" text:style-name="Internet_20_link" text:visited-style-name="Visited_20_Internet_20_Link">https://briancaffey.github.io/2017/03/06/django-poll-tutorial.html</text:a></text:p>
      <text:p text:style-name="P7"/>
      <text:p text:style-name="P5">Checking the versions and installing :</text:p>
      <text:p text:style-name="P7"/>
      <text:p text:style-name="Standard">hdadmin@mca31:~$ python --version</text:p>
      <text:p text:style-name="Standard">Python 2.7.15rc1</text:p>
      <text:p text:style-name="Standard">hdadmin@mca31:~$ alias python='/usr/bin/python3.6'</text:p>
      <text:p text:style-name="Standard">hdadmin@mca31:~$ . ~/.bashrc</text:p>
      <text:p text:style-name="Standard">hdadmin@mca31:~$ python --version</text:p>
      <text:p text:style-name="Standard">Python 3.6.6</text:p>
      <text:p text:style-name="Standard">hdadmin@mca31:~$ sudo apt install python3-pip -y</text:p>
      <text:p text:style-name="Standard">[sudo] password for hdadmin: </text:p>
      <text:p text:style-name="Standard">Reading package lists... Done</text:p>
      <text:p text:style-name="Standard">Building dependency tree <text:s text:c="6"/></text:p>
      <text:p text:style-name="Standard">Reading state information... Done</text:p>
      <text:p text:style-name="Standard">python3-pip is already the newest version (9.0.1-2.3~ubuntu1).</text:p>
      <text:p text:style-name="Standard">0 upgraded, 0 newly installed, 0 to remove and 205 not upgraded.</text:p>
      <text:p text:style-name="Standard">hdadmin@mca31:~$ sudo apt-get install python3-django</text:p>
      <text:p text:style-name="Standard">Reading package lists... Done</text:p>
      <text:p text:style-name="Standard">Building dependency tree <text:s text:c="6"/></text:p>
      <text:p text:style-name="Standard">Reading state information... Done</text:p>
      <text:p text:style-name="Standard">The following additional packages will be installed:</text:p>
      <text:p text:style-name="Standard"><text:s text:c="2"/>javascript-common libjs-jquery python-django-common python3-sqlparse</text:p>
      <text:p text:style-name="Standard">Suggested packages:</text:p>
      <text:p text:style-name="Standard"><text:s text:c="2"/>apache2 | lighttpd | httpd bpython3 geoip-database-contrib ipython3 libgdal1</text:p>
      <text:p text:style-name="Standard"><text:s text:c="2"/>python-django-doc python3-bcrypt python3-flup python3-memcache</text:p>
      <text:p text:style-name="Standard"><text:s text:c="2"/>python3-psycopg2 python3-pymysql python3-sqlite python-sqlparse-doc</text:p>
      <text:p text:style-name="Standard">The following NEW packages will be installed:</text:p>
      <text:p text:style-name="Standard"><text:s text:c="2"/>javascript-common libjs-jquery python-django-common python3-django</text:p>
      <text:p text:style-name="Standard"><text:s text:c="2"/>python3-sqlparse</text:p>
      <text:p text:style-name="Standard">0 upgraded, 5 newly installed, 0 to remove and 205 not upgraded.</text:p>
      <text:p text:style-name="Standard">Need to get 2,606 kB of archives.</text:p>
      <text:p text:style-name="Standard">After this operation, 27.2 MB of additional disk space will be used.</text:p>
      <text:p text:style-name="Standard">Do you want to continue? [Y/n] Y</text:p>
      <text:p text:style-name="Standard">Get:1 http://in.archive.ubuntu.com/ubuntu bionic-updates/main amd64 python-django-common all 1:1.11.11-1ubuntu1.1 [1,521 kB]</text:p>
      <text:p text:style-name="Standard">Get:2 http://in.archive.ubuntu.com/ubuntu bionic-updates/main amd64 python3-django all 1:1.11.11-1ubuntu1.1 [899 kB]</text:p>
      <text:p text:style-name="Standard">Get:3 http://in.archive.ubuntu.com/ubuntu bionic/main amd64 javascript-common all 11 [6,066 B]</text:p>
      <text:p text:style-name="Standard">Get:4 http://in.archive.ubuntu.com/ubuntu bionic/main amd64 libjs-jquery all 3.2.1-1 [152 kB]</text:p>
      <text:p text:style-name="Standard">Get:5 http://in.archive.ubuntu.com/ubuntu bionic/main amd64 python3-sqlparse all 0.2.4-0.1 [28.1 kB]</text:p>
      <text:p text:style-name="Standard">Fetched 2,606 kB in 15s (176 kB/s) <text:s text:c="44"/></text:p>
      <text:p text:style-name="Standard">Selecting previously unselected package python-django-common.</text:p>
      <text:p text:style-name="Standard">(Reading database ... 172990 files and directories currently installed.)</text:p>
      <text:p text:style-name="Standard"><text:soft-page-break/>Preparing to unpack .../python-django-common_1%3a1.11.11-1ubuntu1.1_all.deb ...</text:p>
      <text:p text:style-name="Standard">Unpacking python-django-common (1:1.11.11-1ubuntu1.1) ...</text:p>
      <text:p text:style-name="Standard">Selecting previously unselected package python3-django.</text:p>
      <text:p text:style-name="Standard">Preparing to unpack .../python3-django_1%3a1.11.11-1ubuntu1.1_all.deb ...</text:p>
      <text:p text:style-name="Standard">Unpacking python3-django (1:1.11.11-1ubuntu1.1) ...</text:p>
      <text:p text:style-name="Standard">Selecting previously unselected package javascript-common.</text:p>
      <text:p text:style-name="Standard">Preparing to unpack .../javascript-common_11_all.deb ...</text:p>
      <text:p text:style-name="Standard">Unpacking javascript-common (11) ...</text:p>
      <text:p text:style-name="Standard">Selecting previously unselected package libjs-jquery.</text:p>
      <text:p text:style-name="Standard">Preparing to unpack .../libjs-jquery_3.2.1-1_all.deb ...</text:p>
      <text:p text:style-name="Standard">Unpacking libjs-jquery (3.2.1-1) ...</text:p>
      <text:p text:style-name="Standard">Selecting previously unselected package python3-sqlparse.</text:p>
      <text:p text:style-name="Standard">Preparing to unpack .../python3-sqlparse_0.2.4-0.1_all.deb ...</text:p>
      <text:p text:style-name="Standard">Unpacking python3-sqlparse (0.2.4-0.1) ...</text:p>
      <text:p text:style-name="Standard">Setting up libjs-jquery (3.2.1-1) ...</text:p>
      <text:p text:style-name="Standard">Setting up python3-sqlparse (0.2.4-0.1) ...</text:p>
      <text:p text:style-name="Standard">Processing triggers for man-db (2.8.3-2) ...</text:p>
      <text:p text:style-name="Standard">Setting up javascript-common (11) ...</text:p>
      <text:p text:style-name="Standard">Setting up python-django-common (1:1.11.11-1ubuntu1.1) ...</text:p>
      <text:p text:style-name="Standard">Setting up python3-django (1:1.11.11-1ubuntu1.1) ...</text:p>
      <text:p text:style-name="Standard">hdadmin@mca31:~$ pip install Django</text:p>
      <text:p text:style-name="Standard">Collecting Django</text:p>
      <text:p text:style-name="Standard"><text:s text:c="2"/>Downloading https://files.pythonhosted.org/packages/44/e7/872bbf76aa16b7a061698d75325dac023285db33db4bda8ba8fe5d3bb356/Django-1.11.16-py2.py3-none-any.whl (7.0MB)</text:p>
      <text:p text:style-name="Standard"><text:s text:c="4"/>100% |████████████████████████████████| 7.0MB 181kB/s </text:p>
      <text:p text:style-name="Standard">Collecting pytz (from Django)</text:p>
      <text:p text:style-name="Standard"><text:s text:c="2"/>Downloading https://files.pythonhosted.org/packages/f8/0e/2365ddc010afb3d79147f1dd544e5ee24bf4ece58ab99b16fbb465ce6dc0/pytz-2018.7-py2.py3-none-any.whl (506kB)</text:p>
      <text:p text:style-name="Standard"><text:s text:c="4"/>100% |████████████████████████████████| 512kB 525kB/s </text:p>
      <text:p text:style-name="Standard">Installing collected packages: pytz, Django</text:p>
      <text:p text:style-name="Standard">Successfully installed Django-1.11.16 pytz-2018.7</text:p>
      <text:p text:style-name="Standard">hdadmin@mca31:~$ django-admin –version</text:p>
      <text:p text:style-name="Standard">No Django settings specified.</text:p>
      <text:p text:style-name="Standard">Unknown command: '–version'</text:p>
      <text:p text:style-name="Standard">Type 'django-admin help' for usage.</text:p>
      <text:p text:style-name="Standard">hdadmin@mca31:~$ python --version</text:p>
      <text:p text:style-name="Standard">Python 3.6.6</text:p>
      <text:p text:style-name="Standard">hdadmin@mca31:~$ django-admin --version</text:p>
      <text:p text:style-name="Standard">1.11.11</text:p>
      <text:p text:style-name="Standard">hdadmin@mca31:~$ django-admin startproject demo</text:p>
      <text:p text:style-name="Standard">CommandError: '/home/hdadmin/demo' already exists</text:p>
      <text:p text:style-name="Standard">hdadmin@mca31:~$ django-admin startproject Sample</text:p>
      <text:p text:style-name="Standard">hdadmin@mca31:~$ cd Sample</text:p>
      <text:p text:style-name="Standard">hdadmin@mca31:~/Sample$ ls</text:p>
      <text:p text:style-name="Standard">manage.py <text:s/>Sample</text:p>
      <text:p text:style-name="Standard">hdadmin@mca31:~/Sample$ cd Sample/</text:p>
      <text:p text:style-name="Standard">hdadmin@mca31:~/Sample/Sample$ ls</text:p>
      <text:p text:style-name="P9">__init__.py <text:s/>settings.py <text:s/>urls.py <text:s/>wsgi.py</text:p>
      <text:p text:style-name="P8"/>
      <text:p text:style-name="P8"/>
      <text:p text:style-name="P8"><text:soft-page-break/>POLLS <text:span text:style-name="T1">Execution Starts :</text:span></text:p>
      <text:p text:style-name="P1">hdadmin@mca31:~$ cd 405</text:p>
      <text:p text:style-name="P1">hdadmin@mca31:~/405$ django-admin startproject mysite</text:p>
      <text:p text:style-name="P1">hdadmin@mca31:~/405$ cd mysite</text:p>
      <text:p text:style-name="P1">hdadmin@mca31:~/405/mysite$ ls</text:p>
      <text:p text:style-name="P1">manage.py <text:s/>mysite</text:p>
      <text:p text:style-name="P1">hdadmin@mca31:~/405/mysite$ cd mysite</text:p>
      <text:p text:style-name="P1">hdadmin@mca31:~/405/mysite/mysite$ ls</text:p>
      <text:p text:style-name="P2">__init__.py <text:s/>settings.py <text:s/>urls.py <text:s/>wsgi.py</text:p>
      <text:p text:style-name="P2">hdadmin@mca31:~/405/mysite/mysite$ cd ..</text:p>
      <text:p text:style-name="P2">hdadmin@mca31:~/405/mysite$ </text:p>
      <text:p text:style-name="P1">hdadmin@mca31:~/405/mysite$ python manage.py migrate</text:p>
      <text:p text:style-name="P1">Operations to perform:</text:p>
      <text:p text:style-name="P1"><text:s text:c="2"/>Apply all migrations: admin, auth, contenttypes, sessions</text:p>
      <text:p text:style-name="P1">Running migrations:</text:p>
      <text:p text:style-name="P1"><text:s text:c="2"/>Applying contenttypes.0001_initial... OK</text:p>
      <text:p text:style-name="P1"><text:s text:c="2"/>Applying auth.0001_initial... OK</text:p>
      <text:p text:style-name="P1"><text:s text:c="2"/>Applying admin.0001_initial... OK</text:p>
      <text:p text:style-name="P1"><text:s text:c="2"/>Applying admin.0002_logentry_remove_auto_add... OK</text:p>
      <text:p text:style-name="P1"><text:s text:c="2"/>Applying contenttypes.0002_remove_content_type_name... OK</text:p>
      <text:p text:style-name="P1"><text:s text:c="2"/>Applying auth.0002_alter_permission_name_max_length... OK</text:p>
      <text:p text:style-name="P1"><text:s text:c="2"/>Applying auth.0003_alter_user_email_max_length... OK</text:p>
      <text:p text:style-name="P1"><text:s text:c="2"/>Applying auth.0004_alter_user_username_opts... OK</text:p>
      <text:p text:style-name="P1"><text:s text:c="2"/>Applying auth.0005_alter_user_last_login_null... OK</text:p>
      <text:p text:style-name="P1"><text:s text:c="2"/>Applying auth.0006_require_contenttypes_0002... OK</text:p>
      <text:p text:style-name="P1"><text:s text:c="2"/>Applying auth.0007_alter_validators_add_error_messages... OK</text:p>
      <text:p text:style-name="P1"><text:s text:c="2"/>Applying auth.0008_alter_user_username_max_length... OK</text:p>
      <text:p text:style-name="P1"><text:s text:c="2"/>Applying sessions.0001_initial... OK</text:p>
      <text:p text:style-name="P1"/>
      <text:p text:style-name="P1">hdadmin@mca31:~/405/mysite$ python manage.py runserver</text:p>
      <text:p text:style-name="P1">Performing system checks...</text:p>
      <text:p text:style-name="P1"/>
      <text:p text:style-name="P1">System check identified no issues (0 silenced).</text:p>
      <text:p text:style-name="P1">December 01, 2018 - 05:52:00</text:p>
      <text:p text:style-name="P1">Django version 1.11.16, using settings 'mysite.settings'</text:p>
      <text:p text:style-name="P1">Starting development server at http://127.0.0.1:8000/</text:p>
      <text:p text:style-name="P1">Quit the server with CONTROL-C.</text:p>
      <text:p text:style-name="P1"/>
      <text:p text:style-name="P1">hdadmin@mca31:~/405/mysite$ python manage.py runserver 8080</text:p>
      <text:p text:style-name="P1">Performing system checks...</text:p>
      <text:p text:style-name="P1"/>
      <text:p text:style-name="P1">System check identified no issues (0 silenced).</text:p>
      <text:p text:style-name="P1">December 01, 2018 - 05:54:43</text:p>
      <text:p text:style-name="P1">Django version 1.11.16, using settings 'mysite.settings'</text:p>
      <text:p text:style-name="P1">Starting development server at http://127.0.0.1:8080/</text:p>
      <text:p text:style-name="P1">Quit the server with CONTROL-C.</text:p>
      <text:p text:style-name="P1"/>
      <text:p text:style-name="P1">hdadmin@mca31:~/405/mysite$ python manage.py runserver 0.0.0.0:8000</text:p>
      <text:p text:style-name="P1">Performing system checks...</text:p>
      <text:p text:style-name="P1"/>
      <text:p text:style-name="P1">System check identified no issues (0 silenced).</text:p>
      <text:p text:style-name="P1">December 01, 2018 - 05:56:18</text:p>
      <text:p text:style-name="P1"><text:soft-page-break/>Django version 1.11.16, using settings 'mysite.settings'</text:p>
      <text:p text:style-name="P1">Starting development server at http://0.0.0.0:8000/</text:p>
      <text:p text:style-name="P1">Quit the server with CONTROL-C.</text:p>
      <text:p text:style-name="P1"/>
      <text:h text:style-name="P10" text:outline-level="2">Creating models</text:h>
      <text:p text:style-name="P1">hdadmin@mca31:~/405/mysite$ python manage.py startapp polls</text:p>
      <text:p text:style-name="P1">hdadmin@mca31:~/405/mysite$ cd polls</text:p>
      <text:p text:style-name="P1">hdadmin@mca31:~/405/mysite/polls$ ls</text:p>
      <text:p text:style-name="P1">admin.py <text:s/>apps.py <text:s/>__init__.py <text:s/>migrations <text:s/>models.py <text:s/>tests.py <text:s/>views.py</text:p>
      <text:p text:style-name="P1"/>
      <text:p text:style-name="P1">hdadmin@mca31:~/405/mysite/polls$ nano models.py</text:p>
      <text:h text:style-name="P10" text:outline-level="2">Activating models</text:h>
      <text:p text:style-name="P1">hdadmin@mca31:~/405/mysite/polls$ cd ..</text:p>
      <text:p text:style-name="P1"/>
      <text:p text:style-name="P1">hdadmin@mca31:~/405/mysite$ nano settings.py</text:p>
      <text:p text:style-name="P1">hdadmin@mca31:~/405/mysite$ cd polls</text:p>
      <text:p text:style-name="P1">hdadmin@mca31:~/405/mysite/polls$ nano manage.py</text:p>
      <text:p text:style-name="P1">hdadmin@mca31:~/405/mysite/polls$ python manage.py makemigrations polls</text:p>
      <text:p text:style-name="P1">hdadmin@mca31:~/405/mysite/polls$ ls</text:p>
      <text:p text:style-name="P1">admin.py <text:s/>__init__.py <text:s/>migrations <text:s/>tests.py</text:p>
      <text:p text:style-name="P1">apps.py <text:s text:c="2"/>manage.py <text:s text:c="3"/>models.py <text:s text:c="2"/>views.py</text:p>
      <text:p text:style-name="P1">hdadmin@mca31:~/405/mysite/polls$ nano views.py</text:p>
      <text:p text:style-name="P1">hdadmin@mca31:~/405/mysite/polls$ nano urls.py</text:p>
      <text:p text:style-name="P1">hdadmin@mca31:~/405/mysite/polls$ cd ..</text:p>
      <text:p text:style-name="P1">hdadmin@mca31:~/405/mysite$ nano urls.py</text:p>
      <text:p text:style-name="P1">hdadmin@mca31:~/405/mysite$ python manage.py migrate</text:p>
      <text:p text:style-name="P1">Operations to perform:</text:p>
      <text:p text:style-name="P1"><text:s text:c="2"/>Apply all migrations: admin, auth, contenttypes, sessions</text:p>
      <text:p text:style-name="P1">Running migrations:</text:p>
      <text:p text:style-name="P1"><text:s text:c="2"/>No migrations to apply.</text:p>
      <text:p text:style-name="P1">hdadmin@mca31:~/405/mysite$ cd polls</text:p>
      <text:p text:style-name="P1">hdadmin@mca31:~/405/mysite/polls$ nano models.py</text:p>
      <text:p text:style-name="P1">hdadmin@mca31:~/405/mysite/polls$ cd ..</text:p>
      <text:p text:style-name="P1">hdadmin@mca31:~/405/mysite$ nano settings.py</text:p>
      <text:p text:style-name="P1">hdadmin@mca31:~/405/mysite/polls$ python manage.py sqlmigrate polls 0001</text:p>
      <text:p text:style-name="P1">hdadmin@mca31:~/405/mysite/polls$ nano manage.py</text:p>
      <text:p text:style-name="P1">hdadmin@mca31:~/405/mysite/polls$ python manage.py migrate</text:p>
      <text:p text:style-name="P1">hdadmin@mca31:~/405/mysite$ python manage.py makemigrations</text:p>
      <text:p text:style-name="P1">No changes detected</text:p>
      <text:p text:style-name="P1"/>
      <text:p text:style-name="P1"/>
      <text:h text:style-name="P10" text:outline-level="2"><text:bookmark text:name="introducing-the-django-admin"/>Introducing the Django Admin</text:h>
      <text:p text:style-name="P1">hdadmin@mca31:~/405/mysite$ python manage.py createsuperuser</text:p>
      <text:p text:style-name="P1">Username (leave blank to use 'hdadmin'): brain</text:p>
      <text:p text:style-name="P1">Email address: brain45@gmail.com</text:p>
      <text:p text:style-name="P1">Password: </text:p>
      <text:p text:style-name="P1">Password (again): </text:p>
      <text:p text:style-name="P1"><text:soft-page-break/>Superuser created successfully.</text:p>
      <text:p text:style-name="P1"/>
      <text:p text:style-name="P1">hdadmin@mca31:~/405/mysite$ cd polls</text:p>
      <text:p text:style-name="P1">hdadmin@mca31:~/405/mysite/polls$ nano admin.py</text:p>
      <text:p text:style-name="P1">hdadmin@mca31:~/405/mysite/polls$ nano views.py</text:p>
      <text:p text:style-name="P1">hdadmin@mca31:~/405/mysite/polls$ nano urls.py</text:p>
      <text:p text:style-name="P1">hdadmin@mca31:~/405/mysite/polls$ mkdir templates</text:p>
      <text:p text:style-name="P1">hdadmin@mca31:~/405/mysite/polls$ cd templates</text:p>
      <text:p text:style-name="P1">hdadmin@mca31:~/405/mysite/polls/templates$ mkdir polls</text:p>
      <text:p text:style-name="P1">hdadmin@mca31:~/405/mysite/polls/templates$ cd polls</text:p>
      <text:p text:style-name="P1">hdadmin@mca31:~/405/mysite/polls/templates/polls$ nano index.html</text:p>
      <text:p text:style-name="P1">hdadmin@mca31:~/405/mysite/polls$ cd templates</text:p>
      <text:p text:style-name="P1">hdadmin@mca31:~/405/mysite/polls/templates$ cd polls</text:p>
      <text:p text:style-name="P1">hdadmin@mca31:~/405/mysite/polls/templates/polls$ nano detail.html</text:p>
      <text:p text:style-name="P1">hdadmin@mca31:~/405/mysite/polls/templates/polls$ nano index.html</text:p>
      <text:p text:style-name="P1">hdadmin@mca31:~/405/mysite/polls/templates/polls$ cd ..</text:p>
      <text:p text:style-name="P1">hdadmin@mca31:~/405/mysite/polls/templates$ cd ..</text:p>
      <text:p text:style-name="P1">hdadmin@mca31:~/405/mysite/polls$ nano urls.py</text:p>
      <text:p text:style-name="P1">hdadmin@mca31:~/405/mysite/polls$ nano urls.py</text:p>
      <text:p text:style-name="P1">hdadmin@mca31:~/405/mysite/polls$ cd templates</text:p>
      <text:p text:style-name="P1">hdadmin@mca31:~/405/mysite/polls/templates$ cd polls</text:p>
      <text:p text:style-name="P1">hdadmin@mca31:~/405/mysite/polls/templates/polls$ nano index.html</text:p>
      <text:p text:style-name="P1">hdadmin@mca31:~/405/mysite/polls/templates/polls$ nano detail.html</text:p>
      <text:p text:style-name="P1">hdadmin@mca31:~/405/mysite/polls$ cd templates</text:p>
      <text:p text:style-name="P1">hdadmin@mca31:~/405/mysite/polls/templates$ cd polls</text:p>
      <text:p text:style-name="P1">hdadmin@mca31:~/405/mysite/polls/templates/polls$ nano index.html</text:p>
      <text:p text:style-name="P1">hdadmin@mca31:~/405/mysite/polls/templates/polls$ nano detail.html</text:p>
      <text:p text:style-name="P1">hdadmin@mca31:~/405/mysite/polls/templates/polls$ cd ..</text:p>
      <text:p text:style-name="P1">hdadmin@mca31:~/405/mysite/polls/templates$ cd ..</text:p>
      <text:p text:style-name="P1">hdadmin@mca31:~/405/mysite/polls$ nano views.py</text:p>
      <text:p text:style-name="P1">hdadmin@mca31:~/405/mysite/polls$ cd templates</text:p>
      <text:p text:style-name="P1">hdadmin@mca31:~/405/mysite/polls/templates$ cd polls</text:p>
      <text:p text:style-name="P1">hdadmin@mca31:~/405/mysite/polls/templates/polls$ nano results.html</text:p>
      <text:p text:style-name="P1">hdadmin@mca31:~/405$ cd mysite</text:p>
      <text:p text:style-name="P1">hdadmin@mca31:~/405/mysite$ cd polls</text:p>
      <text:p text:style-name="P1">hdadmin@mca31:~/405/mysite/polls$ nano urls.py</text:p>
      <text:p text:style-name="P1">hdadmin@mca31:~/405/mysite/polls$ nano views.py</text:p>
      <text:p text:style-name="P1">hdadmin@mca31:~/405/mysite/polls$ mkdir static</text:p>
      <text:p text:style-name="P1">hdadmin@mca31:~/405/mysite/polls$ cd static</text:p>
      <text:p text:style-name="P1">hdadmin@mca31:~/405/mysite/polls/static$ mkdir polls</text:p>
      <text:p text:style-name="P1">hdadmin@mca31:~/405/mysite/polls/static$ cd polls</text:p>
      <text:p text:style-name="P1">hdadmin@mca31:~/405/mysite/polls/static/polls$ nano style.css</text:p>
      <text:p text:style-name="P1">hdadmin@mca31:~/405/mysite/polls/static/polls$ cd ..</text:p>
      <text:p text:style-name="P1">hdadmin@mca31:~/405/mysite/polls/static$ cd ..</text:p>
      <text:p text:style-name="P1">hdadmin@mca31:~/405/mysite/polls$ cd templates</text:p>
      <text:p text:style-name="P1">hdadmin@mca31:~/405/mysite/polls/templates$ cd polls</text:p>
      <text:p text:style-name="P1">hdadmin@mca31:~/405/mysite/polls/templates/polls$ nano index.html</text:p>
      <text:p text:style-name="P1">hdadmin@mca31:~/405/mysite/polls/templates/polls$ cd ..</text:p>
      <text:p text:style-name="P1">hdadmin@mca31:~/405/mysite/polls/templates$ cd ..</text:p>
      <text:p text:style-name="P1">hdadmin@mca31:~/405/mysite/polls$ nano admins.py</text:p>
      <text:p text:style-name="P1">hdadmin@mca31:~/405/mysite/polls$ nano admin.py</text:p>
      <text:p text:style-name="P1">hdadmin@mca31:~/405/mysite/polls$ nano admin.py</text:p>
      <text:p text:style-name="P1"><text:soft-page-break/></text:p>
      <text:p text:style-name="P1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11:03:21.591976895</meta:creation-date>
    <dc:date>2018-12-04T09:55:40.039964089</dc:date>
    <meta:editing-duration>PT2H33M8S</meta:editing-duration>
    <meta:editing-cycles>50</meta:editing-cycles>
    <meta:generator>LibreOffice/6.0.3.2$Linux_X86_64 LibreOffice_project/00m0$Build-2</meta:generator>
    <meta:document-statistic meta:table-count="1" meta:image-count="0" meta:object-count="0" meta:page-count="6" meta:paragraph-count="231" meta:word-count="914" meta:character-count="10761" meta:non-whitespace-character-count="9938"/>
  </office:meta>
</office:document-meta>
</file>